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16.25mm"/>
    </style:style>
    <style:style style:name="co4" style:family="table-column">
      <style:table-column-properties fo:break-before="auto" style:column-width="20.43mm"/>
    </style:style>
    <style:style style:name="co5" style:family="table-column">
      <style:table-column-properties fo:break-before="auto" style:column-width="28.82mm"/>
    </style:style>
    <style:style style:name="co6" style:family="table-column">
      <style:table-column-properties fo:break-before="auto" style:column-width="8.96mm"/>
    </style:style>
    <style:style style:name="co7" style:family="table-column">
      <style:table-column-properties fo:break-before="auto" style:column-width="18.47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21.06mm"/>
    </style:style>
    <style:style style:name="co11" style:family="table-column">
      <style:table-column-properties fo:break-before="auto" style:column-width="49.27mm"/>
    </style:style>
    <style:style style:name="co12" style:family="table-column">
      <style:table-column-properties fo:break-before="auto" style:column-width="28.8mm"/>
    </style:style>
    <style:style style:name="co13" style:family="table-column">
      <style:table-column-properties fo:break-before="auto" style:column-width="37.09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43.67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71.88mm"/>
    </style:style>
    <style:style style:name="co18" style:family="table-column">
      <style:table-column-properties fo:break-before="auto" style:column-width="48.7mm"/>
    </style:style>
    <style:style style:name="co19" style:family="table-column">
      <style:table-column-properties fo:break-before="auto" style:column-width="43.46mm"/>
    </style:style>
    <style:style style:name="co20" style:family="table-column">
      <style:table-column-properties fo:break-before="auto" style:column-width="27.15mm"/>
    </style:style>
    <style:style style:name="co21" style:family="table-column">
      <style:table-column-properties fo:break-before="auto" style:column-width="36.55mm"/>
    </style:style>
    <style:style style:name="co22" style:family="table-column">
      <style:table-column-properties fo:break-before="auto" style:column-width="29.63mm"/>
    </style:style>
    <style:style style:name="co23" style:family="table-column">
      <style:table-column-properties fo:break-before="auto" style:column-width="58.23mm"/>
    </style:style>
    <style:style style:name="co24" style:family="table-column">
      <style:table-column-properties fo:break-before="auto" style:column-width="50.68mm"/>
    </style:style>
    <style:style style:name="co25" style:family="table-column">
      <style:table-column-properties fo:break-before="auto" style:column-width="21.5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15.8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PageStyle_5f_Formato_5f_E-S">
      <style:table-properties table:display="true" style:writing-mode="lr-tb"/>
    </style:style>
    <style:style style:name="ta2" style:family="table" style:master-page-name="PageStyle_5f_Diccionario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style:style style:name="ce1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Normal_20_4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2" style:family="table-cell" style:parent-style-name="Pivot_20_Table_20_Category" style:data-style-name="N0">
      <style:table-cell-properties fo:border="0.99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4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4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.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5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5.63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6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5.78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1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4.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Noto Sans CJK SC DemiLight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ato_E-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1">
            <text:p>ENTRADA</text:p>
          </table:table-cell>
          <table:covered-table-cell table:style-name="ce13"/>
          <table:covered-table-cell table:style-name="ce17"/>
          <table:table-cell table:style-name="ce21" office:value-type="string" calcext:value-type="string" table:number-columns-spanned="4" table:number-rows-spanned="1">
            <text:p>SALIDA</text:p>
          </table:table-cell>
          <table:covered-table-cell table:number-columns-repeated="2" table:style-name="ce24"/>
          <table:covered-table-cell table:style-name="ce27"/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Campo</text:p>
          </table:table-cell>
          <table:table-cell table:style-name="ce10" office:value-type="string" calcext:value-type="string">
            <text:p>Remedy</text:p>
          </table:table-cell>
          <table:table-cell table:style-name="ce14" office:value-type="string" calcext:value-type="string">
            <text:p>SalesForce</text:p>
          </table:table-cell>
          <table:table-cell table:style-name="ce18" office:value-type="string" calcext:value-type="string">
            <text:p>M6</text:p>
          </table:table-cell>
          <table:table-cell table:style-name="ce22" office:value-type="string" calcext:value-type="string">
            <text:p>Analisis Cliente</text:p>
          </table:table-cell>
          <table:table-cell table:style-name="ce25" office:value-type="string" calcext:value-type="string">
            <text:p>RFO</text:p>
          </table:table-cell>
          <table:table-cell table:style-name="ce25" office:value-type="string" calcext:value-type="string">
            <text:p>Gobierno</text:p>
          </table:table-cell>
          <table:table-cell table:style-name="ce28" office:value-type="string" calcext:value-type="string">
            <text:p>Empresarial</text:p>
          </table:table-cell>
          <table:table-cell table:style-name="ce31"/>
          <table:table-cell table:number-columns-repeated="1014"/>
        </table:table-row>
        <table:table-row table:style-name="ro2" table:visibility="collapse">
          <table:table-cell/>
          <table:table-cell table:style-name="ce2" office:value-type="string" calcext:value-type="string">
            <text:p>Númer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ID de incident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Ticket I M <text:s/>Hij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I M Asoci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ipo de inform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Prioridad(Priority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Prioridad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ompañía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Gir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ategoria Producto 3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1" draw:text-style-name="P2" svg:width="40.53mm" svg:height="13.11mm" svg:x="42.15mm" svg:y="103.78mm" draw:caption-point-x="-12mm" draw:caption-point-y="-55.53mm">
              <dc:date>2018-06-14T00:00:00</dc:date>
              <text:p text:style-name="P1">Anayeli Pedraza Domínguez:</text:p>
              <text:p text:style-name="P1"><text:span text:style-name="T1">SERVICIO=PRODUCTO</text:span></text:p>
            </office:annotation>
            <text:p>Tipo de produc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office:annotation draw:style-name="gr2" draw:text-style-name="P2" svg:width="14.65mm" svg:height="39.01mm" svg:x="42.15mm" svg:y="110.14mm" draw:caption-point-x="-12mm" draw:caption-point-y="-51.31mm">
              <dc:date>2018-06-14T00:00:00</dc:date>
              <text:p text:style-name="P1">Anayeli Pedraza Domínguez:</text:p>
              <text:p text:style-name="P1"><text:span text:style-name="T1">NOMBRE DE PRODUCTO</text:span></text:p>
            </office:annotation>
            <text:p>Produc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Tipo de problem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Tipo_De_Problema(CatT1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Fecha y Hora de Inici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3" draw:text-style-name="P2" svg:width="50.58mm" svg:height="47.63mm" svg:x="42.15mm" svg:y="169.33mm" draw:caption-point-x="-12mm" draw:caption-point-y="-84.04mm">
              <dc:date>2018-06-14T00:00:00</dc:date>
              <text:p text:style-name="P1">Anayeli Pedraza Domínguez:</text:p>
              <text:p text:style-name="P1"><text:span text:style-name="T1">=BUSCARV($A246,'[R01022028.xlsx]Sheet 1'!$A:$AB,15,0)</text:span></text:p>
              <text:p text:style-name="P1"><text:span text:style-name="T1"/></text:p>
            </office:annotation>
            <text:p>Restaurado Tim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End Afect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Hora de cierr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4" draw:text-style-name="P2" svg:width="102.6mm" svg:height="18.52mm" svg:x="42.15mm" svg:y="198.44mm" draw:caption-point-x="-12mm" draw:caption-point-y="-102.57mm">
              <dc:date>2018-06-14T00:00:00</dc:date>
              <text:p text:style-name="P1">Anayeli Pedraza Domínguez:</text:p>
              <text:p text:style-name="P1"><text:span text:style-name="T1">Formula</text:span></text:p>
            </office:annotation>
            <text:p>Tiempo Afect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Tiempo Conciliac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Ac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office:annotation draw:style-name="gr5" draw:text-style-name="P2" svg:width="40.53mm" svg:height="77.78mm" svg:x="42.15mm" svg:y="219.6mm" draw:caption-point-x="-12mm" draw:caption-point-y="-91.98mm">
              <dc:date>2018-06-14T00:00:00</dc:date>
              <text:p text:style-name="P1">Anayeli Pedraza Domínguez:</text:p>
              <text:p text:style-name="P1"><text:span text:style-name="T1">=BUSCARV($A246,'[R01022028.xlsx]Sheet 1'!$A:$AB,18,0)</text:span></text:p>
              <text:p text:style-name="P1"><text:span text:style-name="T1"/></text:p>
            </office:annotation>
            <text:p>Resolu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rcuito(HPD_CI)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Circuit ID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5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rcuit ID Bestel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office:annotation draw:style-name="gr6" draw:text-style-name="P2" svg:width="40.53mm" svg:height="23.82mm" svg:x="42.15mm" svg:y="261.93mm" draw:caption-point-x="-12mm" draw:caption-point-y="-123.72mm">
              <dc:date>2018-06-14T00:00:00</dc:date>
              <text:p text:style-name="P1">Anayeli Pedraza Domínguez:</text:p>
              <text:p text:style-name="P1"><text:span text:style-name="T1">=BUSCARV(A246,'[R01022028.xlsx]Sheet 1'!$A:$AB,20,0)</text:span></text:p>
            </office:annotation>
            <text:p>Estado del problem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Est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Cierre Regio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Cierre Imputabl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office:annotation draw:style-name="gr7" draw:text-style-name="P2" svg:width="40.53mm" svg:height="26.2mm" svg:x="42.15mm" svg:y="298.97mm" draw:caption-point-x="-12mm" draw:caption-point-y="-139.6mm">
              <dc:date>2018-06-14T00:00:00</dc:date>
              <text:p text:style-name="P1">Anayeli Pedraza Domínguez:</text:p>
              <text:p text:style-name="P1"><text:span text:style-name="T1">=BUSCARV(A250,'[R01022028.xlsx]Sheet 1'!$A:$AB,21,0)</text:span></text:p>
              <text:p text:style-name="P1"><text:span text:style-name="T1"/></text:p>
            </office:annotation>
            <text:p>Código de resolución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Cierre <text:s/>Responsable Bestel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Area_Asignada(AssigGroup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3" office:value-type="string" calcext:value-type="string">
            <text:p>Proveedor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N. de T Terceros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4" office:value-type="string" calcext:value-type="string">
            <text:p>Aperturado por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4" table:visibility="collapse">
          <table:table-cell/>
          <table:table-cell table:style-name="ce3" office:value-type="string" calcext:value-type="string">
            <text:p>Cierre Solucion(Assignee)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4" office:value-type="string" calcext:value-type="string">
            <text:p>Fuente reportad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Causa de la fall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Catlevel3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AÑ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MES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SEMANA DE INCIDENTE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SEMANA DE APERTUR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ERVICI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L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3" office:value-type="string" calcext:value-type="string">
            <text:p>Estado Destin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5" office:value-type="string" calcext:value-type="string">
            <text:p>Segmento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Segmento</text:p>
            <text:p>Bestel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uplicado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 table:visibility="collapse">
          <table:table-cell/>
          <table:table-cell table:style-name="ce7" office:value-type="string" calcext:value-type="string">
            <text:p>Asiganado 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3" table:visibility="collapse">
          <table:table-cell/>
          <table:table-cell table:style-name="ce5" office:value-type="string" calcext:value-type="string">
            <text:p>Nombre de la cuenta</text:p>
          </table:table-cell>
          <table:table-cell table:style-name="ce11" office:value-type="string" calcext:value-type="string">
            <text:p>X</text:p>
          </table:table-cell>
          <table:table-cell table:style-name="ce15"/>
          <table:table-cell table:style-name="ce19"/>
          <table:table-cell table:style-name="ce11"/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Localidad</text:p>
          </table:table-cell>
          <table:table-cell table:style-name="ce11"/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Sitio</text:p>
          </table:table-cell>
          <table:table-cell table:style-name="ce11"/>
          <table:table-cell table:style-name="ce15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X</text:p>
          </table:table-cell>
          <table:table-cell table:style-name="ce15" table:number-columns-repeated="2"/>
          <table:table-cell table:style-name="ce29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Afectación</text:p>
          </table:table-cell>
          <table:table-cell table:style-name="ce12"/>
          <table:table-cell table:style-name="ce16"/>
          <table:table-cell table:style-name="ce20"/>
          <table:table-cell table:style-name="ce12" office:value-type="string" calcext:value-type="string">
            <text:p>X</text:p>
          </table:table-cell>
          <table:table-cell table:style-name="ce16" table:number-columns-repeated="2"/>
          <table:table-cell table:style-name="ce30"/>
          <table:table-cell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Formato_E-S'.$A$1" table:cell-range-address="$'Formato_E-S'.$B$3:.$I$57"/>
        </table:named-expressions>
        <calcext:conditional-formats>
          <calcext:conditional-format calcext:target-range-address="'Formato_E-S'.B4:'Formato_E-S'.B4">
            <calcext:condition calcext:apply-style-name="ConditionalStyle_65" calcext:value="duplicate" calcext:base-cell-address="'Formato_E-S'.B4"/>
          </calcext:conditional-format>
          <calcext:conditional-format calcext:target-range-address="'Formato_E-S'.B3:'Formato_E-S'.B3">
            <calcext:condition calcext:apply-style-name="ConditionalStyle_64" calcext:value="duplicate" calcext:base-cell-address="'Formato_E-S'.B3"/>
          </calcext:conditional-format>
        </calcext:conditional-formats>
      </table:table>
      <table:table table:name="Diccionario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11" table:default-cell-style-name="Default"/>
        <table:table-row table:style-name="ro5">
          <table:table-cell table:style-name="ce32" office:value-type="string" calcext:value-type="string">
            <text:p>Entidad</text:p>
          </table:table-cell>
          <table:table-cell table:style-name="ce32" office:value-type="string" calcext:value-type="string">
            <text:p>Item</text:p>
          </table:table-cell>
          <table:table-cell table:style-name="ce32" office:value-type="string" calcext:value-type="string">
            <text:p>Tipo de dato</text:p>
          </table:table-cell>
          <table:table-cell table:style-name="ce32" office:value-type="string" calcext:value-type="string">
            <text:p>Dominio</text:p>
          </table:table-cell>
          <table:table-cell table:style-name="ce32" office:value-type="string" calcext:value-type="string">
            <text:p>Origen</text:p>
          </table:table-cell>
          <table:table-cell table:style-name="ce32" office:value-type="string" calcext:value-type="string">
            <text:p>Uso</text:p>
          </table:table-cell>
          <table:table-cell table:style-name="ce32" office:value-type="string" calcext:value-type="string">
            <text:p>Formato</text:p>
          </table:table-cell>
          <table:table-cell table:style-name="ce32" office:value-type="string" calcext:value-type="string">
            <text:p>Significado</text:p>
          </table:table-cell>
          <table:table-cell table:style-name="ce32" office:value-type="string" calcext:value-type="string">
            <text:p>Relación con Otros Items</text:p>
          </table:table-cell>
          <table:table-cell table:style-name="ce32" office:value-type="string" calcext:value-type="string">
            <text:p>Responsable del Item</text:p>
          </table:table-cell>
          <table:table-cell table:style-name="ce32" office:value-type="string" calcext:value-type="string">
            <text:p>Salida</text:p>
          </table:table-cell>
          <table:table-cell table:style-name="ce32" office:value-type="string" calcext:value-type="string">
            <text:p>Alias</text:p>
          </table:table-cell>
          <table:table-cell table:style-name="ce32" office:value-type="string" calcext:value-type="string">
            <text:p>Restricciones</text:p>
          </table:table-cell>
          <table:table-cell table:style-name="ce32" office:value-type="string" calcext:value-type="string">
            <text:p>Procesos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Compañía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nombre_cliente</text:p>
          </table:table-cell>
          <table:table-cell/>
          <table:table-cell office:value-type="string" calcext:value-type="string">
            <text:p>Creación de Reportes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Compañía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nombre_cliente</text:p>
          </table:table-cell>
          <table:table-cell/>
          <table:table-cell office:value-type="string" calcext:value-type="string">
            <text:p>Depuración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Giro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8"/>
          <table:table-cell office:value-type="string" calcext:value-type="string">
            <text:p>Depuración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Giro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8"/>
          <table:table-cell office:value-type="string" calcext:value-type="string">
            <text:p>Creación de Reportes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2"/>
          <table:table-cell office:value-type="string" calcext:value-type="string">
            <text:p>Depuración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Cliente</text:p>
          </table:table-cell>
          <table:table-cell office:value-type="string" calcext:value-type="string">
            <text:p>Nombre de la cuenta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6"/>
          <table:table-cell office:value-type="string" calcext:value-type="string">
            <text:p>nombre_cliente</text:p>
          </table:table-cell>
          <table:table-cell/>
          <table:table-cell office:value-type="string" calcext:value-type="string">
            <text:p>Creación de Reportes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id_incidente</text:p>
          </table:table-cell>
          <table:table-cell office:value-type="string" calcext:value-type="string">
            <text:p>CADENA(15)</text:p>
          </table:table-cell>
          <table:table-cell office:value-type="string" calcext:value-type="string">
            <text:p>Número de incid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Identifica de forma univoca a cada incidente dentro del sistema</text:p>
          </table:table-cell>
          <table:table-cell office:value-type="string" calcext:value-type="string">
            <text:p>INC000000000000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ID de incidente, Número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ncidente</text:p>
          </table:table-cell>
          <table:table-cell office:value-type="string" calcext:value-type="string">
            <text:p>asociacion</text:p>
          </table:table-cell>
          <table:table-cell office:value-type="string" calcext:value-type="string">
            <text:p>CADENA(5)</text:p>
          </table:table-cell>
          <table:table-cell office:value-type="string" calcext:value-type="string">
            <text:p>Asociacion que tiene con otro incidente</text:p>
          </table:table-cell>
          <table:table-cell office:value-type="string" calcext:value-type="string">
            <text:p>Calculado</text:p>
          </table:table-cell>
          <table:table-cell office:value-type="string" calcext:value-type="string">
            <text:p>Permite conocer como se asocia con otro incidente</text:p>
          </table:table-cell>
          <table:table-cell office:value-type="string" calcext:value-type="string">
            <text:p>Padre, Hijo, No asociado</text:p>
          </table:table-cell>
          <table:table-cell office:value-type="string" calcext:value-type="string">
            <text:p>Padre: Tiene incidentes asociados</text:p>
            <text:p>Hijo: Esta asociado a un incidente</text:p>
            <text:p>No asociado: No tiene ninguna asociación</text:p>
          </table:table-cell>
          <table:table-cell office:value-type="string" calcext:value-type="string">
            <text:p>id_incidente</text:p>
          </table:table-cell>
          <table:table-cell office:value-type="string" calcext:value-type="string">
            <text:p>Base de Datos</text:p>
          </table:table-cell>
          <table:table-cell/>
          <table:table-cell office:value-type="string" calcext:value-type="string">
            <text:p>Ticket I M Hijo</text:p>
          </table:table-cell>
          <table:table-cell office:value-type="string" calcext:value-type="string">
            <text:p>Un padre puede tener varios hijos.</text:p>
            <text:p>Un hijo solo puede terner un padre.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Incidente</text:p>
          </table:table-cell>
          <table:table-cell office:value-type="string" calcext:value-type="string">
            <text:p>inc_asociado</text:p>
          </table:table-cell>
          <table:table-cell office:value-type="string" calcext:value-type="string">
            <text:p>CADENA(15)</text:p>
          </table:table-cell>
          <table:table-cell office:value-type="string" calcext:value-type="string">
            <text:p>Número de incid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Establece la sociacion con otro incidente</text:p>
          </table:table-cell>
          <table:table-cell office:value-type="string" calcext:value-type="string">
            <text:p>INC000000000000</text:p>
          </table:table-cell>
          <table:table-cell office:value-type="string" calcext:value-type="string">
            <text:p>Indica que id_incidente es hijo de inc_asociado o</text:p>
            <text:p>inc_asociado es padre de id_incidente.</text:p>
          </table:table-cell>
          <table:table-cell office:value-type="string" calcext:value-type="string">
            <text:p>id_incidente</text:p>
          </table:table-cell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I M Asociado</text:p>
          </table:table-cell>
          <table:table-cell office:value-type="string" calcext:value-type="string">
            <text:p>Un padre puede tener varios hijos.</text:p>
            <text:p>Un hijo solo puede terner un padre.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Incidente</text:p>
          </table:table-cell>
          <table:table-cell office:value-type="string" calcext:value-type="string">
            <text:p>tipo_informe</text:p>
          </table:table-cell>
          <table:table-cell office:value-type="string" calcext:value-type="string">
            <text:p>CADENA(15)</text:p>
          </table:table-cell>
          <table:table-cell office:value-type="string" calcext:value-type="string">
            <text:p>Forma en que se reporto el problema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Permite conocer la forma en que se reporto el incidente</text:p>
          </table:table-cell>
          <table:table-cell office:value-type="string" calcext:value-type="string">
            <text:p>Reactivo, Proactivo, Requerimiento</text:p>
          </table:table-cell>
          <table:table-cell office:value-type="string" calcext:value-type="string">
            <text:p>Reactivo: El cliente reporto el incidente.</text:p>
            <text:p>Proactivo: El NOC reporto el incidente.</text:p>
            <text:p>Requerimiento: El cliente solicita un…</text:p>
          </table:table-cell>
          <table:table-cell/>
          <table:table-cell office:value-type="string" calcext:value-type="string">
            <text:p>Mesa de ayuda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Tipo de informe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riticidad</text:p>
          </table:table-cell>
          <table:table-cell office:value-type="string" calcext:value-type="string">
            <text:p>CADENA(10)</text:p>
          </table:table-cell>
          <table:table-cell office:value-type="string" calcext:value-type="string">
            <text:p>Niveles de impacto del incid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Pendiente…</text:p>
          </table:table-cell>
          <table:table-cell office:value-type="string" calcext:value-type="string">
            <text:p>Crítica, Media, Alta, Baja</text:p>
          </table:table-cell>
          <table:table-cell office:value-type="string" calcext:value-type="string">
            <text:p>Pendiente…</text:p>
          </table:table-cell>
          <table:table-cell/>
          <table:table-cell office:value-type="string" calcext:value-type="string">
            <text:p>Remedy</text:p>
          </table:table-cell>
          <table:table-cell/>
          <table:table-cell office:value-type="string" calcext:value-type="string">
            <text:p>Prioridad(Priority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Nivel de prioridad del incidente</text:p>
          </table:table-cell>
          <table:table-cell office:value-type="string" calcext:value-type="string">
            <text:p>Remedy</text:p>
          </table:table-cell>
          <table:table-cell office:value-type="string" calcext:value-type="string">
            <text:p>Pendiente…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Pendiente…</text:p>
          </table:table-cell>
          <table:table-cell/>
          <table:table-cell office:value-type="string" calcext:value-type="string">
            <text:p>Remedy</text:p>
          </table:table-cell>
          <table:table-cell office:value-type="string" calcext:value-type="string">
            <text:p>Analisis Cliente</text:p>
          </table:table-cell>
          <table:table-cell office:value-type="string" calcext:value-type="string">
            <text:p>Prioridad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 de problema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tipo_problema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po_De_Problema(CatT1)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6"/>
          <table:table-cell office:value-type="string" calcext:value-type="string">
            <text:p>tipo_problema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Fecha y Hora de Inicio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inicio_afectacion_inc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Restaurado Time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fin_afectacion_falla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nd Afectacion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6"/>
          <table:table-cell office:value-type="string" calcext:value-type="string">
            <text:p>fin_afectacion_inc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Hora de cierre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empo Afectacion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Tiempo Conciliacion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cción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accion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Resolución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resolucion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stado del problema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estado_problema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Estado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Region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Imputable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cierre_imputable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ódigo de resolución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<text:s/>Responsable Bestel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rea_Asignada(AssigGroup)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6"/>
          <table:table-cell office:value-type="string" calcext:value-type="string">
            <text:p>area_resolutora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Proveedor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6"/>
          <table:table-cell office:value-type="string" calcext:value-type="string">
            <text:p>proveedor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N. de T Terceros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perturado por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ierre Solucion(Assignee)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Fuente reportada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ausa de la falla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Catlevel3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causa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ÑO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MES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SEMANA DE INCIDENTE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SEMANA DE APERTURA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Duplicado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siganado a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ncidente</text:p>
          </table:table-cell>
          <table:table-cell office:value-type="string" calcext:value-type="string">
            <text:p>Afectación</text:p>
          </table:table-cell>
          <table:table-cell table:number-columns-repeated="8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ategoria Producto 3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6"/>
          <table:table-cell office:value-type="string" calcext:value-type="string">
            <text:p>categoria_producto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ategoria Producto 3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6"/>
          <table:table-cell office:value-type="string" calcext:value-type="string">
            <text:p>categoria_producto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Tipo de producto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tipo_producto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Tipo de producto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office:value-type="string" calcext:value-type="string">
            <text:p>tipo_producto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Producto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6"/>
          <table:table-cell office:value-type="string" calcext:value-type="string">
            <text:p>producto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Producto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6"/>
          <table:table-cell office:value-type="string" calcext:value-type="string">
            <text:p>producto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o(HPD_CI)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o(HPD_CI)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</text:p>
          </table:table-cell>
          <table:table-cell table:number-columns-repeated="2"/>
          <table:table-cell office:value-type="string" calcext:value-type="string">
            <text:p>M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 Bestel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Circuit ID Bestel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RVICIO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RVICIO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tado Destino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Estado Destino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ervicio</text:p>
          </table:table-cell>
          <table:table-cell office:value-type="string" calcext:value-type="string">
            <text:p>Segmento</text:p>
            <text:p>Bestel</text:p>
          </table:table-cell>
          <table:table-cell table:number-columns-repeated="2"/>
          <table:table-cell office:value-type="string" calcext:value-type="string">
            <text:p>Remed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Localidad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ervicio</text:p>
          </table:table-cell>
          <table:table-cell office:value-type="string" calcext:value-type="string">
            <text:p>Sitio</text:p>
          </table:table-cell>
          <table:table-cell table:number-columns-repeated="2"/>
          <table:table-cell office:value-type="string" calcext:value-type="string">
            <text:p>SalesForce</text:p>
          </table:table-cell>
          <table:table-cell table:number-columns-repeated="5"/>
          <table:table-cell office:value-type="string" calcext:value-type="string">
            <text:p>Analisis Cliente</text:p>
          </table:table-cell>
          <table:table-cell table:number-columns-repeated="1013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1" table:style-name="ta3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9" table:number-columns-repeated="1020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3" office:value-type="string" calcext:value-type="string">
            <text:p>Entidad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Origen</text:p>
          </table:table-cell>
          <table:table-cell table:style-name="ce39" office:value-type="string" calcext:value-type="string">
            <text:p>Salida</text:p>
          </table:table-cell>
          <table:table-cell table:style-name="ce47" office:value-type="string" calcext:value-type="string">
            <text:p>(empty)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Cliente</text:p>
          </table:table-cell>
          <table:table-cell table:style-name="ce40" office:value-type="string" calcext:value-type="string">
            <text:p>Compañía</text:p>
          </table:table-cell>
          <table:table-cell table:style-name="ce42" office:value-type="string" calcext:value-type="string">
            <text:p>Remedy</text:p>
          </table:table-cell>
          <table:table-cell table:style-name="ce42" office:value-type="string" calcext:value-type="string">
            <text:p>Analisis Cliente</text:p>
          </table:table-cell>
          <table:table-cell table:style-name="ce48"/>
          <table:table-cell table:number-columns-repeated="1019"/>
        </table:table-row>
        <table:table-row table:style-name="ro2">
          <table:table-cell table:style-name="ce35"/>
          <table:table-cell table:style-name="ce41"/>
          <table:table-cell table:style-name="ce42" office:value-type="string" calcext:value-type="string">
            <text:p>SalesForce</text:p>
          </table:table-cell>
          <table:table-cell table:style-name="ce42" office:value-type="string" calcext:value-type="string">
            <text:p>Analisis Cliente</text:p>
          </table:table-cell>
          <table:table-cell table:style-name="ce48"/>
          <table:table-cell table:number-columns-repeated="1019"/>
        </table:table-row>
        <table:table-row table:style-name="ro2">
          <table:table-cell table:style-name="ce35"/>
          <table:table-cell table:style-name="ce40" office:value-type="string" calcext:value-type="string">
            <text:p>Giro</text:p>
          </table:table-cell>
          <table:table-cell table:style-name="ce42" office:value-type="string" calcext:value-type="string">
            <text:p>Remedy</text:p>
          </table:table-cell>
          <table:table-cell table:style-name="ce42" office:value-type="string" calcext:value-type="string">
            <text:p>(empty)</text:p>
          </table:table-cell>
          <table:table-cell table:style-name="ce48"/>
          <table:table-cell table:number-columns-repeated="1019"/>
        </table:table-row>
        <table:table-row table:style-name="ro2">
          <table:table-cell table:style-name="ce35"/>
          <table:table-cell table:style-name="ce41"/>
          <table:table-cell table:style-name="ce42" office:value-type="string" calcext:value-type="string">
            <text:p>SalesForce</text:p>
          </table:table-cell>
          <table:table-cell table:style-name="ce42" office:value-type="string" calcext:value-type="string">
            <text:p>(empty)</text:p>
          </table:table-cell>
          <table:table-cell table:style-name="ce48"/>
          <table:table-cell table:number-columns-repeated="1019"/>
        </table:table-row>
        <table:table-row table:style-name="ro2">
          <table:table-cell table:style-name="ce35"/>
          <table:table-cell table:style-name="ce42" office:value-type="string" calcext:value-type="string">
            <text:p>Nombre de la cuenta</text:p>
          </table:table-cell>
          <table:table-cell table:style-name="ce42" office:value-type="string" calcext:value-type="string">
            <text:p>Remedy</text:p>
          </table:table-cell>
          <table:table-cell table:style-name="ce42" office:value-type="string" calcext:value-type="string">
            <text:p>(empty)</text:p>
          </table:table-cell>
          <table:table-cell table:style-name="ce48"/>
          <table:table-cell table:number-columns-repeated="1019"/>
        </table:table-row>
        <table:table-row table:style-name="ro2">
          <table:table-cell table:style-name="ce36"/>
          <table:table-cell table:style-name="ce42" office:value-type="string" calcext:value-type="string">
            <text:p>SLA</text:p>
          </table:table-cell>
          <table:table-cell table:style-name="ce42" office:value-type="string" calcext:value-type="string">
            <text:p>Remedy</text:p>
          </table:table-cell>
          <table:table-cell table:style-name="ce42" office:value-type="string" calcext:value-type="string">
            <text:p>Analisis Cliente</text:p>
          </table:table-cell>
          <table:table-cell table:style-name="ce48"/>
          <table:table-cell table:number-columns-repeated="1019"/>
        </table:table-row>
        <table:table-row table:style-name="ro2">
          <table:table-cell table:style-name="ce37" office:value-type="string" calcext:value-type="string">
            <text:p>Incidente</text:p>
          </table:table-cell>
          <table:table-cell table:style-name="ce43" table:number-columns-repeated="2"/>
          <table:table-cell table:style-name="ce45"/>
          <table:table-cell table:style-name="ce48"/>
          <table:table-cell table:number-columns-repeated="1019"/>
        </table:table-row>
        <table:table-row table:style-name="ro2">
          <table:table-cell table:style-name="ce37" office:value-type="string" calcext:value-type="string">
            <text:p>Servicio</text:p>
          </table:table-cell>
          <table:table-cell table:style-name="ce43" table:number-columns-repeated="2"/>
          <table:table-cell table:style-name="ce45"/>
          <table:table-cell table:style-name="ce48"/>
          <table:table-cell table:number-columns-repeated="1019"/>
        </table:table-row>
        <table:table-row table:style-name="ro2">
          <table:table-cell table:style-name="ce38" office:value-type="string" calcext:value-type="string">
            <text:p>Total Result</text:p>
          </table:table-cell>
          <table:table-cell table:style-name="ce44" table:number-columns-repeated="2"/>
          <table:table-cell table:style-name="ce46"/>
          <table:table-cell table:style-name="ce49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Diccionario" table:target-range-address="Diccionario.A1:Diccionario.M66" table:display-filter-buttons="true">
          <table:sort>
            <table:sort-by table:field-number="0" table:data-type="automatic"/>
          </table:sort>
        </table:database-range>
        <table:database-range table:name="__Anonymous_Sheet_DB__0" table:target-range-address="'Formato_E-S'.B3:'Formato_E-S'.I57" table:display-filter-buttons="true">
          <table:filter>
            <table:filter-and>
              <table:filter-condition table:field-number="4" table:data-type="number" table:value="67" table:operator="!empty"/>
            </table:filter-and>
          </table:filter>
        </table:database-range>
      </table:database-ranges>
      <table:data-pilot-tables>
        <table:data-pilot-table table:name="TablaDinámica1" table:application-data="" table:target-range-address="Hoja1.A3:Hoja1.E12" table:buttons="Hoja1.A3 Hoja1.B3 Hoja1.C3 Hoja1.D3" table:show-filter-button="false">
          <table:source-cell-range table:cell-range-address="Diccionario.A1:Diccionario.M66"/>
          <table:data-pilot-field table:source-field-name="Entidad" table:orientation="row" table:used-hierarchy="-1" table:function="auto">
            <table:data-pilot-level table:show-empty="false" calcext:repeat-item-labels="false">
              <table:data-pilot-members>
                <table:data-pilot-member table:name="Cliente" table:display="true" table:show-details="true"/>
                <table:data-pilot-member table:name="Incidente" table:display="true" table:show-details="false"/>
                <table:data-pilot-member table:name="Servicio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-1" table:function="auto">
            <table:data-pilot-level table:show-empty="false" calcext:repeat-item-labels="false">
              <table:data-pilot-members>
                <table:data-pilot-member table:name="Acción" table:display="true" table:show-details="true"/>
                <table:data-pilot-member table:name="Afectación" table:display="true" table:show-details="true"/>
                <table:data-pilot-member table:name="AÑO" table:display="true" table:show-details="true"/>
                <table:data-pilot-member table:name="Aperturado por" table:display="true" table:show-details="true"/>
                <table:data-pilot-member table:name="Area_Asignada(AssigGroup)" table:display="true" table:show-details="true"/>
                <table:data-pilot-member table:name="Asiganado a" table:display="true" table:show-details="true"/>
                <table:data-pilot-member table:name="Categoria Producto 3" table:display="true" table:show-details="true"/>
                <table:data-pilot-member table:name="Catlevel3" table:display="true" table:show-details="true"/>
                <table:data-pilot-member table:name="Causa de la falla" table:display="true" table:show-details="true"/>
                <table:data-pilot-member table:name="Cierre  Responsable Bestel" table:display="true" table:show-details="true"/>
                <table:data-pilot-member table:name="Cierre Imputable" table:display="true" table:show-details="true"/>
                <table:data-pilot-member table:name="Cierre Region" table:display="true" table:show-details="true"/>
                <table:data-pilot-member table:name="Cierre Solucion(Assignee)" table:display="true" table:show-details="true"/>
                <table:data-pilot-member table:name="Circuit ID" table:display="true" table:show-details="true"/>
                <table:data-pilot-member table:name="Circuit ID Bestel" table:display="true" table:show-details="true"/>
                <table:data-pilot-member table:name="Circuito(HPD_CI)" table:display="true" table:show-details="true"/>
                <table:data-pilot-member table:name="Código de resolución" table:display="true" table:show-details="true"/>
                <table:data-pilot-member table:name="Compañía" table:display="true" table:show-details="true"/>
                <table:data-pilot-member table:name="Duplicado" table:display="true" table:show-details="true"/>
                <table:data-pilot-member table:name="End Afectacion" table:display="true" table:show-details="true"/>
                <table:data-pilot-member table:name="Estado" table:display="true" table:show-details="true"/>
                <table:data-pilot-member table:name="Estado del problema" table:display="true" table:show-details="true"/>
                <table:data-pilot-member table:name="Estado Destino" table:display="true" table:show-details="true"/>
                <table:data-pilot-member table:name="Fecha y Hora de Inicio" table:display="true" table:show-details="true"/>
                <table:data-pilot-member table:name="Fuente reportada" table:display="true" table:show-details="true"/>
                <table:data-pilot-member table:name="Giro" table:display="true" table:show-details="true"/>
                <table:data-pilot-member table:name="Hora de cierre" table:display="true" table:show-details="true"/>
                <table:data-pilot-member table:name="I M Asociado" table:display="true" table:show-details="true"/>
                <table:data-pilot-member table:name="ID de incidente" table:display="true" table:show-details="true"/>
                <table:data-pilot-member table:name="Localidad" table:display="true" table:show-details="true"/>
                <table:data-pilot-member table:name="MES" table:display="true" table:show-details="true"/>
                <table:data-pilot-member table:name="N. de T Terceros" table:display="true" table:show-details="true"/>
                <table:data-pilot-member table:name="Nombre de la cuenta" table:display="true" table:show-details="true"/>
                <table:data-pilot-member table:name="Número" table:display="true" table:show-details="true"/>
                <table:data-pilot-member table:name="Prioridad" table:display="true" table:show-details="true"/>
                <table:data-pilot-member table:name="Prioridad(Priority)" table:display="true" table:show-details="true"/>
                <table:data-pilot-member table:name="Producto" table:display="true" table:show-details="true"/>
                <table:data-pilot-member table:name="Proveedor" table:display="true" table:show-details="true"/>
                <table:data-pilot-member table:name="Resolución" table:display="true" table:show-details="true"/>
                <table:data-pilot-member table:name="Restaurado Time" table:display="true" table:show-details="true"/>
                <table:data-pilot-member table:name="Segmento" table:display="true" table:show-details="true"/>
                <table:data-pilot-member table:name="Segmento&#10;Bestel" table:display="true" table:show-details="true"/>
                <table:data-pilot-member table:name="SEMANA DE APERTURA" table:display="true" table:show-details="true"/>
                <table:data-pilot-member table:name="SEMANA DE INCIDENTE" table:display="true" table:show-details="true"/>
                <table:data-pilot-member table:name="SERVICIO" table:display="true" table:show-details="true"/>
                <table:data-pilot-member table:name="Sitio" table:display="true" table:show-details="true"/>
                <table:data-pilot-member table:name="SLA" table:display="true" table:show-details="true"/>
                <table:data-pilot-member table:name="Ticket I M  Hijo" table:display="true" table:show-details="true"/>
                <table:data-pilot-member table:name="Tiempo Afectacion" table:display="true" table:show-details="true"/>
                <table:data-pilot-member table:name="Tiempo Conciliacion" table:display="true" table:show-details="true"/>
                <table:data-pilot-member table:name="Tipo de informe" table:display="true" table:show-details="true"/>
                <table:data-pilot-member table:name="Tipo de problema" table:display="true" table:show-details="true"/>
                <table:data-pilot-member table:name="Tipo de producto" table:display="true" table:show-details="true"/>
                <table:data-pilot-member table:name="Tipo_De_Problema(CatT1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rigen" table:orientation="row" table:used-hierarchy="-1" table:function="auto">
            <table:data-pilot-level table:show-empty="false" calcext:repeat-item-labels="false">
              <table:data-pilot-members>
                <table:data-pilot-member table:name="M6" table:display="true" table:show-details="true"/>
                <table:data-pilot-member table:name="Remedy" table:display="true" table:show-details="true"/>
                <table:data-pilot-member table:name="SalesForc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alida" table:orientation="row" table:used-hierarchy="-1" table:function="auto">
            <table:data-pilot-level table:show-empty="false" calcext:repeat-item-labels="false">
              <table:data-pilot-members>
                <table:data-pilot-member table:name="Analisis Client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DemiLight" style:font-family-asian="'Noto Sans CJK SC DemiLight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65" style:display-name="ConditionalStyle_65" style:family="table-cell" style:parent-style-name="Default">
      <style:table-cell-properties fo:background-color="#f4b183"/>
      <style:text-properties fo:color="#ff0000"/>
    </style:style>
    <style:style style:name="ConditionalStyle_5f_64" style:display-name="ConditionalStyle_64" style:family="table-cell" style:parent-style-name="Default">
      <style:table-cell-properties fo:background-color="#f4b183"/>
      <style:text-properties fo:color="#ff00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ato_5f_E-S" style:display-name="PageStyle_Formato_E-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cionario" style:display-name="PageStyle_Diccio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40 LENOVO</meta:initial-creator>
    <meta:creation-date>2018-04-26T18:29:12</meta:creation-date>
    <dc:date>2018-06-14T19:55:34.956373724</dc:date>
    <meta:generator>LibreOffice/5.2.7.2$Linux_X86_64 LibreOffice_project/20m0$Build-2</meta:generator>
    <meta:editing-duration>PT2H3M32S</meta:editing-duration>
    <meta:editing-cycles>3</meta:editing-cycles>
    <meta:document-statistic meta:table-count="3" meta:cell-count="4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